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7cm" draw:z-index="0"><draw:image xlink:href="../../odt/images/003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нерционно-дифференцирующее звен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79cm" svg:height="1.48cm" draw:z-index="0"><draw:image xlink:href="../../odt/images/003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4">Блок </text:span><text:span text:style-name="T2">векторизован</text:span><text:span text:style-name="T5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4"><text:span text:style-name="T5"><draw:frame draw:style-name="fr3" draw:name="Объект1" text:anchor-type="as-char" svg:width="5.944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,</text:span></text:p>
            <text:p text:style-name="Text_20_body"><text:span text:style-name="T5">где</text:span><text:span text:style-name="T5"><draw:frame draw:style-name="fr3" draw:name="Объект2" text:anchor-type="as-char" svg:width="1.159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–</text:span><text:span text:style-name="T5"> i-</text:span><text:span text:style-name="T5">ый элемент входного сигнала в блок,</text:span><text:span text:style-name="T5"><draw:frame draw:style-name="fr3" draw:name="Объект6" text:anchor-type="as-char" svg:width="0.64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элемент вектора постоянных времени,</text:span><text:span text:style-name="T5"><draw:frame draw:style-name="fr3" draw:name="Объект3" text:anchor-type="as-char" svg:width="0.58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– элемент вектора коэффициентов усиления,</text:span><text:span text:style-name="T5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– элемент выходного сигнала из блока.</text:span></text:p>
            <text:p text:style-name="Text_20_body">При нулевых начальных условиях динамика блока может быть представлена следующей передаточной функцией:</text:p>
            <text:p text:style-name="P4"><text:span text:style-name="T5"><draw:frame draw:style-name="fr3" draw:name="Объект5" text:anchor-type="as-char" svg:width="3.709cm" svg:height="1.168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,</text:span></text:p>
            <text:p text:style-name="Text_20_body">поэтому пиктограмма данного блока имеет вид передаточной функции инерционно-дифференцирующего звена.</text:p>
            <text:p text:style-name="Text_20_body">Размерности сигналов входа, выхода и вектора коэффициентов должны совпадать.</text:p>
            <text:p text:style-name="Text_20_body"><text:span text:style-name="T1">Обязательное условие</text:span><text:span text:style-name="T6">: </text:span><text:span text:style-name="T6"><draw:frame draw:style-name="fr3" draw:name="Объект7" text:anchor-type="as-char" svg:width="1.312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6">.</text:span></text:p>
            <text:p text:style-name="Text_20_body"><text:span text:style-name="T1">Свойства</text:span><text:span text:style-name="T6">:</text:span></text:p>
            <text:list xml:id="list3633672243450055074" text:style-name="L1">
              <text:list-item>
                <text:p text:style-name="P5"><text:span text:style-name="T3">Постоянные времени – вектор постоянных времени </text:span><text:span text:style-name="T3"><draw:frame draw:style-name="fr3" draw:name="Объект9" text:anchor-type="as-char" svg:width="0.64cm" svg:height="0.621cm" draw:z-index="0"><draw:object xlink:href="./Object 9" xlink:type="simple" xlink:show="embed" xlink:actuate="onLoad"/><draw:image xlink:href="./ObjectReplacements/Object 9" xlink:type="simple" xlink:show="embed" xlink:actuate="onLoad"/></draw:frame></text:span><text:span text:style-name="T3">в секундах.</text:span></text:p>
              </text:list-item>
            </text:list>
            <text:list xml:id="list7790717311611203722" text:style-name="L2">
              <text:list-item>
                <text:p text:style-name="P6">Начальные условия – вектор начальных значений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p text:style-name="Text_20_body"><text:span text:style-name="T1">Примечание:</text:span> по умолчанию параметры блока заданы для <text:span text:style-name="T1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дифференцирующее звено</dc:title>
    <dc:date>2012-03-30T15:43:43.84</dc:date>
    <meta:generator>OpenOffice_Beta/4.1.0$Win32 OpenOffice.org_project/410m14$Build-9760</meta:generator>
    <meta:editing-duration>PT2H10M10S</meta:editing-duration>
    <meta:editing-cycles>58</meta:editing-cycles>
    <meta:document-statistic meta:table-count="1" meta:image-count="2" meta:object-count="9" meta:page-count="1" meta:paragraph-count="18" meta:word-count="116" meta:character-count="912"/>
  </office:meta>
</office:document-meta>
</file>

<file path=Object 1/content.xml><?xml version="1.0" encoding="utf-8"?>
<math xmlns="http://www.w3.org/1998/Math/MathML">
  <semantics>
    <mrow>
      <mrow>
        <msub>
          <mi>T</mi>
          <mi>i</mi>
        </msub>
        <mo stretchy="false">⋅</mo>
        <msub>
          <mi>y</mi>
          <mi>i</mi>
        </msub>
      </mrow>
      <mi>'</mi>
      <mrow>
        <mrow>
          <mo stretchy="false">(</mo>
          <mrow>
            <mi>t</mi>
          </mrow>
          <mo stretchy="false">)</mo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i>'</mi>
      <mrow>
        <mo stretchy="false">(</mo>
        <mrow>
          <mi>t</mi>
        </mrow>
        <mo stretchy="false">)</mo>
      </mrow>
    </mrow>
    <annotation encoding="StarMath 5.0">T_i cdot y_i'(t) + y_i(t) ~=~ k_i cdot x_i'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i>k</mi>
            <mo stretchy="false">⋅</mo>
            <mi>s</mi>
          </mrow>
        </mrow>
        <mrow>
          <mrow>
            <mrow>
              <mi>T</mi>
              <mo stretchy="false">⋅</mo>
              <mi>s</mi>
            </mrow>
            <mo stretchy="false">+</mo>
            <mn>1</mn>
          </mrow>
        </mrow>
      </mfrac>
    </mrow>
    <annotation encoding="StarMath 5.0">W(s) ~=~ {k cdot s} over {T cdot s + 1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